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Programación Lineal</text:title></text:p>
      <text:p text:style-name="OrgTitle"/>
      <text:p text:style-name="OrgSubtitle"><text:initial-creator>Marco Sua</text:initial-creator></text:p>
      <text:p text:style-name="OrgSubtitle"/>
      <text:table-of-content text:style-name="OrgIndexSection" text:protected="true" text:name="Table of Contents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5417346">1. Teoría</text:a></text:p>
          <text:p text:style-name="Contents_20_2"><text:a xlink:type="simple" xlink:href="#org3700fbc">1.1. Motivación</text:a></text:p>
          <text:p text:style-name="Contents_20_2"><text:a xlink:type="simple" xlink:href="#org0947f4c">1.2. Ejemplos</text:a></text:p>
          <text:p text:style-name="Contents_20_2"><text:a xlink:type="simple" xlink:href="#org7dcadbb">1.3. Convexidad</text:a></text:p>
          <text:p text:style-name="Contents_20_2"><text:a xlink:type="simple" xlink:href="#orga4d373a">1.4. Método símplex</text:a></text:p>
          <text:p text:style-name="Contents_20_1"><text:a xlink:type="simple" xlink:href="#org6450a48">2. Herramientas computacionales</text:a></text:p>
          <text:p text:style-name="Contents_20_2"><text:a xlink:type="simple" xlink:href="#org07c292b">2.1. Emacs</text:a></text:p>
          <text:p text:style-name="Contents_20_2"><text:a xlink:type="simple" xlink:href="#org53df589">2.2. Git</text:a></text:p>
          <text:p text:style-name="Contents_20_2"><text:a xlink:type="simple" xlink:href="#orgf5c6e87">2.3. Python</text:a></text:p>
          <text:p text:style-name="Contents_20_2"><text:a xlink:type="simple" xlink:href="#org0937746">2.4. Latex</text:a></text:p>
        </text:index-body>
      </text:table-of-content>
      <text:h text:style-name="Heading_20_1" text:outline-level="1" text:is-list-header="false">
<text:bookmark-start text:name="OrgXref.org5417346"/>
<text:bookmark text:name="org5417346"/>Teoría
<text:bookmark-end text:name="OrgXref.org5417346"/></text:h>
      <text:h text:style-name="Heading_20_2" text:outline-level="2" text:is-list-header="false">
<text:bookmark-start text:name="OrgXref.org3700fbc"/>
<text:bookmark text:name="org3700fbc"/>Motivación
<text:bookmark-end text:name="OrgXref.org3700fbc"/></text:h>
      <text:p text:style-name="Text_20_body">El objetivo de la programación lineal es maxizar funciones lineales
sobre dominios convexos, es decir, definidos sobre renglones dadas por
desigualdades.
</text:p>
      <text:h text:style-name="Heading_20_2" text:outline-level="2" text:is-list-header="false">
<text:bookmark-start text:name="OrgXref.org0947f4c"/>
<text:bookmark text:name="org0947f4c"/>Ejemplos
<text:bookmark-end text:name="OrgXref.org0947f4c"/></text:h>
      <text:list text:style-name="OrgBulletedList" text:continue-numbering="false">
        <text:list-item>
          <text:p text:style-name="Text_20_body">El problema de la dieta.
</text:p>
        </text:list-item>
        <text:list-item>
          <text:p text:style-name="Text_20_body">Optimización de lugares en una excursión.
</text:p>
        </text:list-item>
        <text:list-item>
          <text:p text:style-name="Text_20_body">Escoger objetos óptimos para un campamento.
</text:p>
        </text:list-item>
        <text:list-item>
          <text:p text:style-name="Text_20_body">El problema del flujo máximo.
</text:p>
        </text:list-item>
      </text:list>
      <text:h text:style-name="Heading_20_2" text:outline-level="2" text:is-list-header="false">
<text:bookmark-start text:name="OrgXref.org7dcadbb"/>
<text:bookmark text:name="org7dcadbb"/>Convexidad
<text:bookmark-end text:name="OrgXref.org7dcadbb"/></text:h>
      <text:p text:style-name="Text_20_body">Un conjunto <text:span text:style-name="OrgCode">\(X\)</text:span> es <text:span text:style-name="Bold">convexo</text:span> sí para todos <text:span text:style-name="OrgCode">\(x,y\in X\)</text:span> y <text:span text:style-name="OrgCode">\(t\in
   [0,1]\)</text:span> se tiene que <text:span text:style-name="OrgCode">\(tx+(1-t)y\in X\)</text:span>.
</text:p>
      <text:h text:style-name="Heading_20_2" text:outline-level="2" text:is-list-header="false">
<text:bookmark-start text:name="OrgXref.orga4d373a"/>
<text:bookmark text:name="orga4d373a"/>Método símplex
<text:bookmark-end text:name="OrgXref.orga4d373a"/></text:h>
      <text:h text:style-name="Heading_20_1" text:outline-level="1" text:is-list-header="false">
<text:bookmark-start text:name="OrgXref.org6450a48"/>
<text:bookmark text:name="org6450a48"/>Herramientas computacionales
<text:bookmark-end text:name="OrgXref.org6450a48"/></text:h>
      <text:h text:style-name="Heading_20_2" text:outline-level="2" text:is-list-header="false">
<text:bookmark-start text:name="OrgXref.org07c292b"/>
<text:bookmark text:name="org07c292b"/>Emacs
<text:bookmark-end text:name="OrgXref.org07c292b"/></text:h>
      <text:h text:style-name="Heading_20_2" text:outline-level="2" text:is-list-header="false">
<text:bookmark-start text:name="OrgXref.org53df589"/>
<text:bookmark text:name="org53df589"/>Git
<text:bookmark-end text:name="OrgXref.org53df589"/></text:h>
      <text:list text:style-name="OrgNumberedList" text:continue-numbering="false">
        <text:list-item>
          <text:p text:style-name="Text_20_body">
<text:bookmark-start text:name="OrgXref.org78ba881"/>
<text:bookmark text:name="org78ba881"/>Git en la terminal
<text:bookmark-end text:name="OrgXref.org78ba881"/></text:p>
        </text:list-item>
        <text:list-item>
          <text:p text:style-name="Text_20_body">
<text:bookmark-start text:name="OrgXref.org5d36ef0"/>
<text:bookmark text:name="org5d36ef0"/>Github
<text:bookmark-end text:name="OrgXref.org5d36ef0"/></text:p>
        </text:list-item>
      </text:list>
      <text:h text:style-name="Heading_20_2" text:outline-level="2" text:is-list-header="false">
<text:bookmark-start text:name="OrgXref.orgf5c6e87"/>
<text:bookmark text:name="orgf5c6e87"/>Python
<text:bookmark-end text:name="OrgXref.orgf5c6e87"/></text:h>
      <text:list text:style-name="OrgNumberedList" text:continue-numbering="false">
        <text:list-item>
          <text:p text:style-name="Text_20_body">
<text:bookmark-start text:name="OrgXref.orga33e1b4"/>
<text:bookmark text:name="orga33e1b4"/>El lenguaje de Python
<text:bookmark-end text:name="OrgXref.orga33e1b4"/></text:p>
        </text:list-item>
        <text:list-item>
          <text:p text:style-name="Text_20_body">
<text:bookmark-start text:name="OrgXref.org3b47c06"/>
<text:bookmark text:name="org3b47c06"/>Jupyter
<text:bookmark-end text:name="OrgXref.org3b47c06"/></text:p>
        </text:list-item>
      </text:list>
      <text:h text:style-name="Heading_20_2" text:outline-level="2" text:is-list-header="false">
<text:bookmark-start text:name="OrgXref.org0937746"/>
<text:bookmark text:name="org0937746"/>Latex
<text:bookmark-end text:name="OrgXref.org0937746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rco Sua</dc:creator>
    <meta:initial-creator>Marco Sua</meta:initial-creator>
    <dc:date>2019-04-05T12:07:29</dc:date>
    <meta:creation-date>2019-04-05T12:07:29</meta:creation-date>
    <meta:generator>Emacs 25.2.2 (Org mode 9.2.1)</meta:generator>
    <meta:keyword/>
    <dc:subject/>
    <dc:title>Programación Lineal</dc:title>
  </office:meta>
</office:document-meta>
</file>